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Aktueller Stand</text:span></text:p>
      <text:list text:style-name="L2">
        <text:list-item>
          <text:p text:style-name="P2"><text:span text:style-name="T2">Eingabe Felder für Name, Preis, Menge, Beschreibung, Artikelnummer</text:span></text:p>
        </text:list-item>
        <text:list-item>
          <text:p text:style-name="P2"><text:span text:style-name="T2">Eingegebene Daten werden in einem JTextArea ausgegeben</text:span></text:p>
        </text:list-item>
        <text:list-item>
          <text:p text:style-name="P2"><text:span text:style-name="T2">Es können alle Daten in eine Datei gespeichert werden, diese anzeigen lassen und<text:s text:c="2"/>löschen</text:span></text:p>
        </text:list-item>
        <text:list-item>
          <text:p text:style-name="P2"><text:span text:style-name="T2">Die Beschriftung der Eingabefelder können an bzw. ausgeschaltet werden</text:span></text:p>
        </text:list-item>
        <text:list-item>
          <text:p text:style-name="P2"><text:span text:style-name="T2">Das löschen einzelner Produkten haben wir rausgenommen</text:span></text:p>
        </text:list-item>
        <text:list-item>
          <text:p text:style-name="P2"><text:span text:style-name="T2">Das Menü wurde hinzugefügt</text:span></text:p>
        </text:list-item>
        <text:list-item>
          <text:p text:style-name="P2"><text:span text:style-name="T2">Programm ist jetzt in Deutsch, Englisch und Französisch verfügbar</text:span></text:p>
        </text:list-item>
        <text:list-item>
          <text:p text:style-name="P2"><text:span text:style-name="T2">Es wird die Systemsprache ermittelt, wenn die Sprache nicht verfügbar ist wie z.B. Chinesisch dann wird Englisch ausgewählt</text:span></text:p>
        </text:list-item>
      </text:list>
      <text:p text:style-name="P3"><text:span text:style-name="T3"/></text:p>
      <text:p text:style-name="P3"><text:span text:style-name="T4">Programm Features die noch hinzugefügt werden</text:span></text:p>
      <text:list text:style-name="L4">
        <text:list-item>
          <text:p text:style-name="P4"><text:span text:style-name="T5">Italienisch und Spanisch werden noch hinzugefügt</text:span></text:p>
        </text:list-item>
        <text:list-item>
          <text:p text:style-name="P4"><text:span text:style-name="T5">eventuell folgen noch weitere Sprachen</text:span></text:p>
        </text:list-item>
      </text:list>
      <text:p text:style-name="P5"><text:span text:style-name="T5"/></text:p>
      <text:p text:style-name="P5"><text:span text:style-name="T6">Repository(Auf Privat eingestellt)</text:span></text:p>
      <text:p text:style-name="P5"><text:a xlink:href="https://github.com/Projektarbyte2021/Projektarbyte"><text:span text:style-name="T7">https://github.com/Projektarbyte2021/Projektarbyte</text:span></text:a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